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weight="bold" style:font-weight-asian="bold" fo:font-size="14pt" style:font-size-asian="14pt" style:font-size-complex="14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weight="bold" style:font-weight-asian="bold" fo:font-size="14pt" style:font-size-asian="14pt" style:font-size-complex="14pt"/>
    </style:style>
    <style:style style:name="T6" style:parent-style-name="Standardskrifttypeiafsnit" style:family="text">
      <style:text-properties fo:font-size="12pt" style:font-size-asian="12pt" style:font-size-complex="12pt"/>
    </style:style>
    <style:style style:name="T7" style:parent-style-name="Standardskrifttypeiafsni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Problem Domain</text:p>
      <text:p text:style-name="P2">En overskuelig hjemmeside som tilbyder aktiviteter til en lærer fra Holluf Pile skole for at<text:s/>støtte op om<text:s/>deres undervisning. Hjemmesiden skal være nem at bruge for<text:s/>teknologiske hæmmede brugere, men stadigvæk være brugbar for mere teknologiske kendte brugere.</text:p>
      <text:p text:style-name="P3">User Group</text:p>
      <text:p text:style-name="P4">Vi bliver tilbudt 4-6 lærere fra Holluf pile med blandet mængde teknologisk erfaring. Den forventede brugergruppe er de forventede fremtidige brugere<text:s/>af projektets produkt. Stor fokus er blevet lagt på at bruger gruppen skal være lærere som ikke nødvendigvis ville benytte sig af teknologi som værktøj af egen vilje.</text:p>
      <text:p text:style-name="P5">Methods</text:p>
      <text:p text:style-name="Normal"><text:span text:style-name="T6">På grund af den begrænsede mængde brugere at kunne undersøge, vil vi benytte os a</text:span><text:span text:style-name="T7">f kvalitative undersøgelser. Møder med opgavegiverne bliver holdt i ca. 2 ugers intervaller for at finde ud af og bekræfte opgavekrav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bastian Flensted</meta:initial-creator>
    <dc:creator>Sebastian Flensted</dc:creator>
    <meta:creation-date>2018-03-19T11:51:00Z</meta:creation-date>
    <dc:date>2018-03-19T12:20:00Z</dc:date>
    <meta:template xlink:href="Normal" xlink:type="simple"/>
    <meta:editing-cycles>2</meta:editing-cycles>
    <meta:editing-duration>PT1080S</meta:editing-duration>
    <meta:document-statistic meta:page-count="1" meta:paragraph-count="1" meta:word-count="116" meta:character-count="826" meta:row-count="5" meta:non-whitespace-character-count="711"/>
  </office:meta>
</office:document-meta>
</file>